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tViewController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ViewController.setView( DotView 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ViewController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ViewController.DotViewController( DotViewServiceMBean m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ViewController.get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ViewController.handleRequest( HttpServletRequest request , HttpServlet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